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cf3e"/>
    </style:style>
    <style:style style:name="P2" style:family="paragraph" style:parent-style-name="Standard">
      <style:text-properties officeooo:paragraph-rsid="001cb394"/>
    </style:style>
    <style:style style:name="P3" style:family="paragraph" style:parent-style-name="Standard">
      <style:text-properties officeooo:paragraph-rsid="001dd31a"/>
    </style:style>
    <style:style style:name="P4" style:family="paragraph" style:parent-style-name="Standard">
      <style:text-properties officeooo:paragraph-rsid="001e3c9f"/>
    </style:style>
    <style:style style:name="P5" style:family="paragraph" style:parent-style-name="Header">
      <style:text-properties officeooo:paragraph-rsid="00176566"/>
    </style:style>
    <style:style style:name="P6" style:family="paragraph" style:parent-style-name="Header">
      <style:text-properties fo:font-size="14pt" fo:font-weight="bold" officeooo:paragraph-rsid="00176566" style:font-size-asian="14pt" style:font-weight-asian="bold" style:font-size-complex="14pt" style:font-weight-complex="bold"/>
    </style:style>
    <style:style style:name="T1" style:family="text">
      <style:text-properties officeooo:rsid="00176566"/>
    </style:style>
    <style:style style:name="T2" style:family="text">
      <style:text-properties officeooo:rsid="001acf3e"/>
    </style:style>
    <style:style style:name="T3" style:family="text">
      <style:text-properties officeooo:rsid="001cb394"/>
    </style:style>
    <style:style style:name="T4" style:family="text">
      <style:text-properties officeooo:rsid="001dd31a"/>
    </style:style>
    <style:style style:name="T5" style:family="text">
      <style:text-properties officeooo:rsid="001e3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On create: ping stored IP</text:span></text:p>
      <text:p text:style-name="P2"><text:span text:style-name="T3">If no stored IP: prompt for new IP</text:span></text:p>
      <text:p text:style-name="P2"><text:span text:style-name="T3">If ping not valid: show error and quit/retry buttons</text:span></text:p>
      <text:p text:style-name="P2"><text:span text:style-name="T3">If ping valid: connect to stored IP w/ stored username/passwd</text:span></text:p>
      <text:p text:style-name="P2"><text:span text:style-name="T3">If no stored username/passwd: prompt for new</text:span></text:p>
      <text:p text:style-name="P1"><text:span text:style-name="T2">On connect: set pin direction </text:span><text:span text:style-name="T4">of stored pin to output</text:span></text:p>
      <text:p text:style-name="P3"><text:span text:style-name="T4">If no stored pin: prompt to choose pin</text:span></text:p>
      <text:p text:style-name="P4"><text:span text:style-name="T5">Hidden password entry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paragraph-rsid="00176566" style:font-size-asian="14pt" style:font-weight-asian="bold" style:font-size-complex="14pt" style:font-weight-complex="bold"/>
    </style:style>
    <style:style style:name="MP2" style:family="paragraph" style:parent-style-name="Header">
      <style:text-properties officeooo:paragraph-rsid="00176566"/>
    </style:style>
    <style:style style:name="MT1" style:family="text">
      <style:text-properties officeooo:rsid="001765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ight_Ctrl</text:span></text:p>
        <text:p text:style-name="MP2"><text:span text:style-name="MT1">Section: Behavio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3:32:28</meta:creation-date>
    <dc:date>2013-07-11T15:02:45</dc:date>
    <meta:editing-duration>PT1H15M7S</meta:editing-duration>
    <meta:editing-cycles>5</meta:editing-cycles>
    <meta:generator>LibreOffice/4.0.4.2$Linux_X86_64 LibreOffice_project/400m0$Build-2</meta:generator>
    <meta:document-statistic meta:table-count="0" meta:image-count="0" meta:object-count="0" meta:page-count="1" meta:paragraph-count="10" meta:word-count="63" meta:character-count="355" meta:non-whitespace-character-count="302"/>
  </office:meta>
</office:document-meta>
</file>